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D26E56B4.png"/>
  <manifest:file-entry manifest:media-type="image/png" manifest:full-path="Pictures/1000000000000400000003007A51F7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98cm" fo:min-width="0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be0e3" draw:textarea-horizontal-align="center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  <style:text-properties fo:font-size="20pt"/>
    </style:style>
    <style:style style:name="P3" style:family="paragraph">
      <style:paragraph-properties fo:margin-left="0cm" fo:margin-right="0cm" text:enable-numbering="false" fo:text-indent="0cm" style:writing-mode="lr-tb"/>
      <style:text-properties fo:font-size="20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font-size="2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Block Replication" draw:style-name="dp1" draw:master-page-name="Title2">
        <office:forms form:automatic-focus="false" form:apply-design-mode="false"/>
        <draw:custom-shape draw:style-name="gr1" draw:text-style-name="P1" draw:layer="layout" svg:width="5.08cm" svg:height="2.752cm" svg:x="6.773cm" svg:y="13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2cm" svg:x="0.847cm" svg:y="13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69cm" svg:height="2.752cm" svg:x="12.488cm" svg:y="13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1cm" svg:x="0.847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751cm" svg:x="6.773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69cm" svg:height="2.751cm" svg:x="12.488cm" svg:y="10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1cm" svg:x="17.992cm" svg:y="10.3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59cm" svg:height="1.058cm" svg:x="1.376cm" svg:y="2.54cm">
          <draw:text-box>
            <text:p text:style-name="P2"><text:span text:style-name="T1">Block Replication</text:span></text:p>
          </draw:text-box>
        </draw:frame>
        <draw:custom-shape draw:style-name="gr3" draw:text-style-name="P5" draw:layer="layout" svg:width="23.072cm" svg:height="3.598cm" svg:x="0.635cm" svg:y="4.022cm">
          <text:p text:style-name="P4"><text:span text:style-name="T2">Namenode (Filename, numReplicas, block-ids, …)</text:span></text:p>
          <text:p text:style-name="P4"><text:span text:style-name="T2">/users/sameerp/data/part-0, r:2, {1,3}, …</text:span></text:p>
          <text:p text:style-name="P4"><text:span text:style-name="T2">/users/sameerp/data/part-1, r:3, {2,4,5}, 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27cm" svg:height="1.053cm" svg:x="10.208cm" svg:y="8.89cm">
          <text:p text:style-name="P4"><text:span text:style-name="T3">Datanod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.058cm" svg:height="1.058cm" svg:x="1.482cm" svg:y="10.795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9cm" svg:height="1.058cm" svg:x="13.123cm" svg:y="11.007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8cm" svg:x="13.335cm" svg:y="13.97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9cm" svg:x="4.445cm" svg:y="14.39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9cm" svg:height="1.058cm" svg:x="3.598cm" svg:y="11.642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9cm" svg:x="9.102cm" svg:y="10.58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8cm" svg:x="18.415cm" svg:y="11.007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3cm" svg:height="2.752cm" svg:x="17.992cm" svg:y="13.7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9cm" svg:x="7.62cm" svg:y="14.393cm">
          <text:p text:style-name="P6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8cm" svg:x="15.452cm" svg:y="11.007cm">
          <text:p text:style-name="P6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8cm" svg:x="21.167cm" svg:y="14.182cm">
          <text:p text:style-name="P6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9cm" svg:height="1.058cm" svg:x="15.663cm" svg:y="14.817cm">
          <text:p text:style-name="P6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8cm" svg:x="1.905cm" svg:y="14.817cm">
          <text:p text:style-name="P6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11cm" svg:height="0.935cm" svg:x="17.251cm" svg:y="15.7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8cm" svg:height="1.058cm" svg:x="20.955cm" svg:y="11.007cm">
          <text:p text:style-name="P6"><text:span text:style-name="T4">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/>
    </style:style>
    <style:style style:name="gr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4" style:family="paragraph">
      <style:paragraph-properties fo:margin-left="0cm" fo:margin-right="0cm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 style:writing-mode="lr-tb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Times" style:font-pitch="variable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draw:frame draw:style-name="gr1" draw:text-style-name="P1" draw:layer="backgroundobjects" svg:width="25.4cm" svg:height="19.05cm" svg:x="0cm" svg:y="0cm">
        <draw:image xlink:href="Pictures/1000000000000400000003007A51F798.png" xlink:type="simple" xlink:show="embed" xlink:actuate="onLoad">
          <text:p/>
        </draw:image>
      </draw:frame>
      <draw:frame draw:style-name="gr2" draw:layer="backgroundobjects" svg:width="18.627cm" svg:height="1.204cm" svg:x="4.867cm" svg:y="0.422cm">
        <draw:text-box>
          <text:p/>
        </draw:text-box>
      </draw:frame>
      <draw:frame draw:style-name="gr2" draw:layer="backgroundobjects" svg:width="21.59cm" svg:height="1.204cm" svg:x="1.905cm" svg:y="4.444cm">
        <draw:text-box>
          <text:p/>
        </draw:text-box>
      </draw:frame>
      <draw:frame draw:style-name="gr3" draw:text-style-name="P3" draw:layer="backgroundobjects" svg:width="5.292cm" svg:height="0.853cm" svg:x="19.685cm" svg:y="18.202cm">
        <draw:text-box>
          <text:p text:style-name="P2"><text:span text:style-name="T1"><text:page-number>1</text:page-number></text:span></text:p>
        </draw:text-box>
      </draw:frame>
      <draw:custom-shape draw:style-name="gr4" draw:text-style-name="P5" draw:layer="backgroundobjects" svg:width="5.291cm" svg:height="0.847cm" svg:x="0.212cm" svg:y="18.203cm">
        <text:p text:style-name="P4"><text:span text:style-name="T2">YST Guru Training 2006</text:span></text:p>
        <draw:enhanced-geometry svg:viewBox="0 0 21600 21600" draw:type="rectangle" draw:enhanced-path="M 0 0 L 21600 0 21600 21600 0 21600 0 0 Z N"/>
      </draw:custom-shape>
    </style:master-page>
    <style:master-page style:name="Title1" style:page-layout-name="PM0" draw:style-name="dp1">
      <draw:frame draw:style-name="gr1" draw:text-style-name="P1" draw:layer="backgroundobjects" svg:width="25.4cm" svg:height="19.05cm" svg:x="0cm" svg:y="0cm">
        <draw:image xlink:href="Pictures/100000000000040000000300D26E56B4.png" xlink:type="simple" xlink:show="embed" xlink:actuate="onLoad">
          <text:p/>
        </draw:image>
      </draw:frame>
      <draw:frame draw:style-name="gr2" draw:layer="backgroundobjects" svg:width="21.59cm" svg:height="1.204cm" svg:x="1.905cm" svg:y="6.773cm">
        <draw:text-box>
          <text:p/>
        </draw:text-box>
      </draw:frame>
      <draw:frame draw:style-name="gr5" draw:text-style-name="P3" draw:layer="backgroundobjects" svg:width="5.292cm" svg:height="0.853cm" svg:x="20.108cm" svg:y="18.202cm">
        <draw:text-box>
          <text:p text:style-name="P2"><text:span text:style-name="T1"><text:page-number>1</text:page-number></text:span></text:p>
        </draw:text-box>
      </draw:frame>
    </style:master-page>
    <style:master-page style:name="Title2" style:page-layout-name="PM0" draw:style-name="dp1">
      <draw:frame draw:style-name="gr2" draw:layer="backgroundobjects" svg:width="22.86cm" svg:height="1.204cm" svg:x="1.27cm" svg:y="0.762cm">
        <draw:text-box>
          <text:p/>
        </draw:text-box>
      </draw:frame>
      <draw:frame draw:style-name="gr2" draw:layer="backgroundobjects" svg:width="22.86cm" svg:height="1.204cm" svg:x="1.27cm" svg:y="4.445cm">
        <draw:text-box>
          <text:p/>
        </draw:text-box>
      </draw:frame>
      <draw:frame draw:style-name="gr6" draw:text-style-name="P7" draw:layer="backgroundobjects" svg:width="5.927cm" svg:height="1.324cm" svg:x="1.269cm" svg:y="17.347cm">
        <draw:text-box>
          <text:p text:style-name="P6"><text:span text:style-name="T3"><presentation:date-time/></text:span></text:p>
        </draw:text-box>
      </draw:frame>
      <draw:frame draw:style-name="gr6" draw:text-style-name="P9" draw:layer="backgroundobjects" svg:width="8.044cm" svg:height="1.324cm" svg:x="8.678cm" svg:y="17.347cm">
        <draw:text-box>
          <text:p text:style-name="P8"><text:span text:style-name="T3"><presentation:footer/></text:span></text:p>
        </draw:text-box>
      </draw:frame>
      <draw:frame draw:style-name="gr6" draw:text-style-name="P11" draw:layer="backgroundobjects" svg:width="5.927cm" svg:height="1.324cm" svg:x="18.202cm" svg:y="17.347cm">
        <draw:text-box>
          <text:p text:style-name="P10"><text:span text:style-name="T3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Hadoop Guru Presentation</dc:title>
    <meta:initial-creator>Sameer Paranjpye</meta:initial-creator>
    <meta:creation-date>2005-01-13T10:14:00</meta:creation-date>
    <dc:date>2007-06-04T00:16:45</dc:date>
    <meta:print-date>2006-12-05T15:41:52</meta:print-date>
    <dc:language>en-US</dc:language>
    <meta:editing-cycles>523</meta:editing-cycles>
    <meta:editing-duration>P3DT5H3M58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